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209in" svg:height="3.5449in" svg:x="0.8394in" svg:y="6.8398in">
            <draw:object draw:notify-on-update-of-ranges="Sheet1.C2:Sheet1.C16 Sheet1.D1:Sheet1.D1 Sheet1.D2:Sheet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677in" svg:height="3.5453in" svg:x="0.5961in" svg:y="3.1894in">
            <draw:object draw:notify-on-update-of-ranges="Sheet1.C2:Sheet1.C16 Sheet1.F1:Sheet1.F1 Sheet1.F2:Sheet1.F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Tiempo de PageRank</text:p>
          </table:table-cell>
          <table:table-cell/>
          <table:table-cell table:style-name="ce1" office:value-type="string" calcext:value-type="string">
            <text:p>Tiempo de PageRank/n^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POWER([.C2];2)" office:value-type="float" office:value="10000" calcext:value-type="float">
            <text:p/>
          </table:table-cell>
          <table:table-cell table:formula="of:=[.D2]/[.E2]" office:value-type="float" office:value="0.000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POWER([.C3];2)" office:value-type="float" office:value="22500" calcext:value-type="float">
            <text:p/>
          </table:table-cell>
          <table:table-cell table:formula="of:=[.D3]/[.E3]" office:value-type="float" office:value="0.000177777777777778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POWER([.C4];2)" office:value-type="float" office:value="40000" calcext:value-type="float">
            <text:p/>
          </table:table-cell>
          <table:table-cell table:formula="of:=[.D4]/[.E4]" office:value-type="float" office:value="0.000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formula="of:=POWER([.C5];2)" office:value-type="float" office:value="62500" calcext:value-type="float">
            <text:p/>
          </table:table-cell>
          <table:table-cell table:formula="of:=[.D5]/[.E5]" office:value-type="float" office:value="0.000176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formula="of:=POWER([.C6];2)" office:value-type="float" office:value="90000" calcext:value-type="float">
            <text:p/>
          </table:table-cell>
          <table:table-cell table:formula="of:=[.D6]/[.E6]" office:value-type="float" office:value="0.00018888888888888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table:formula="of:=POWER([.C7];2)" office:value-type="float" office:value="122500" calcext:value-type="float">
            <text:p/>
          </table:table-cell>
          <table:table-cell table:formula="of:=[.D7]/[.E7]" office:value-type="float" office:value="0.00019591836734693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table:formula="of:=POWER([.C8];2)" office:value-type="float" office:value="160000" calcext:value-type="float">
            <text:p/>
          </table:table-cell>
          <table:table-cell table:formula="of:=[.D8]/[.E8]" office:value-type="float" office:value="0.000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" calcext:value-type="float">
            <text:p>41</text:p>
          </table:table-cell>
          <table:table-cell table:formula="of:=POWER([.C9];2)" office:value-type="float" office:value="202500" calcext:value-type="float">
            <text:p/>
          </table:table-cell>
          <table:table-cell table:formula="of:=[.D9]/[.E9]" office:value-type="float" office:value="0.000202469135802469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formula="of:=POWER([.C10];2)" office:value-type="float" office:value="250000" calcext:value-type="float">
            <text:p/>
          </table:table-cell>
          <table:table-cell table:formula="of:=[.D10]/[.E10]" office:value-type="float" office:value="0.000172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POWER([.C11];2)" office:value-type="float" office:value="302500" calcext:value-type="float">
            <text:p/>
          </table:table-cell>
          <table:table-cell table:formula="of:=[.D11]/[.E11]" office:value-type="float" office:value="0.00016528925619834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formula="of:=POWER([.C12];2)" office:value-type="float" office:value="360000" calcext:value-type="float">
            <text:p/>
          </table:table-cell>
          <table:table-cell table:formula="of:=[.D12]/[.E12]" office:value-type="float" office:value="0.00016111111111111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67" calcext:value-type="float">
            <text:p>67</text:p>
          </table:table-cell>
          <table:table-cell table:formula="of:=POWER([.C13];2)" office:value-type="float" office:value="422500" calcext:value-type="float">
            <text:p/>
          </table:table-cell>
          <table:table-cell table:formula="of:=[.D13]/[.E13]" office:value-type="float" office:value="0.00015857988165680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table:formula="of:=POWER([.C14];2)" office:value-type="float" office:value="490000" calcext:value-type="float">
            <text:p/>
          </table:table-cell>
          <table:table-cell table:formula="of:=[.D14]/[.E14]" office:value-type="float" office:value="0.00015510204081632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88" calcext:value-type="float">
            <text:p>88</text:p>
          </table:table-cell>
          <table:table-cell table:formula="of:=POWER([.C15];2)" office:value-type="float" office:value="562500" calcext:value-type="float">
            <text:p/>
          </table:table-cell>
          <table:table-cell table:formula="of:=[.D15]/[.E15]" office:value-type="float" office:value="0.000156444444444444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formula="of:=POWER([.C16];2)" office:value-type="float" office:value="640000" calcext:value-type="float">
            <text:p/>
          </table:table-cell>
          <table:table-cell table:formula="of:=[.D16]/[.E16]" office:value-type="float" office:value="0.0001562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9:20:43.494166187</meta:creation-date>
    <dc:date>2015-11-29T01:56:05.417233931</dc:date>
    <meta:editing-duration>PT5H33M14S</meta:editing-duration>
    <meta:editing-cycles>1</meta:editing-cycles>
    <meta:document-statistic meta:table-count="1" meta:cell-count="62" meta:object-count="2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4cm" svg:height="9.005cm" xlink:href=".." xlink:type="simple" chart:class="chart:line" chart:style-name="ch1">
        <chart:title svg:x="2.563cm" svg:y="0.316cm" chart:style-name="ch2">
          <text:p>Complejidad temporal en función de la cantidad de nodos</text:p>
        </chart:title>
        <chart:legend chart:legend-position="end" svg:x="11.939cm" svg:y="4.203cm" style:legend-expansion="high" chart:style-name="ch3"/>
        <chart:plot-area chart:style-name="ch4" table:cell-range-address="Sheet1.C1:Sheet1.D16" chart:data-source-has-labels="both" svg:x="1.342cm" svg:y="1.661cm" svg:width="9.935cm" svg:height="6.183cm">
          <chartooo:coordinate-region svg:x="2.149cm" svg:y="1.86cm" svg:width="8.848cm" svg:height="5.337cm"/>
          <chart:axis chart:dimension="x" chart:name="primary-x" chart:style-name="ch5" chartooo:axis-type="auto">
            <chartooo:date-scale/>
            <chart:title svg:x="5.67cm" svg:y="8.024cm" chart:style-name="ch6">
              <text:p># nodos</text:p>
            </chart:title>
            <chart:categories table:cell-range-address="Sheet1.C2:Sheet1.C16"/>
          </chart:axis>
          <chart:axis chart:dimension="y" chart:name="primary-y" chart:style-name="ch5">
            <chart:title svg:x="0.451cm" svg:y="5.775cm" chart:style-name="ch7">
              <text:p>Milisegundos</text:p>
            </chart:title>
            <chart:grid chart:style-name="ch8" chart:class="major"/>
          </chart:axis>
          <chart:series chart:style-name="ch9" chart:values-cell-range-address="Sheet1.D2:Sheet1.D16" chart:label-cell-address="Sheet1.D1:Sheet1.D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PageRan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2:Sheet1.C16</svg:desc>
                </draw:g>
              </table:table-cell>
              <table:table-cell office:value-type="float" office:value="2">
                <text:p>2</text:p>
                <draw:g>
                  <svg:desc>Sheet1.D2:Sheet1.D1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53cm" svg:height="9.006cm" xlink:href=".." xlink:type="simple" chart:class="chart:line" chart:style-name="ch1">
        <chart:title svg:x="3.257cm" svg:y="0.316cm" chart:style-name="ch2">
          <text:p>Complejidad temporal en funcion de la cantidad de nodos</text:p>
        </chart:title>
        <chart:legend chart:legend-position="end" svg:x="12.693cm" svg:y="4.204cm" style:legend-expansion="high" chart:style-name="ch3"/>
        <chart:plot-area chart:style-name="ch4" table:cell-range-address="Sheet1.C2:Sheet1.C16 Sheet1.F1:Sheet1.F16" chart:data-source-has-labels="both" svg:x="1.37cm" svg:y="1.661cm" svg:width="10.605cm" svg:height="6.184cm">
          <chartooo:coordinate-region svg:x="2.838cm" svg:y="1.86cm" svg:width="8.857cm" svg:height="5.338cm"/>
          <chart:axis chart:dimension="x" chart:name="primary-x" chart:style-name="ch5" chartooo:axis-type="auto">
            <chartooo:date-scale/>
            <chart:title svg:x="6.033cm" svg:y="8.025cm" chart:style-name="ch6">
              <text:p># nodos</text:p>
            </chart:title>
            <chart:categories table:cell-range-address="Sheet1.C2:Sheet1.C16"/>
          </chart:axis>
          <chart:axis chart:dimension="y" chart:name="primary-y" chart:style-name="ch7">
            <chart:title svg:x="0.451cm" svg:y="6.609cm" chart:style-name="ch8">
              <text:p>Milisegundos / #nodos^2</text:p>
            </chart:title>
            <chart:grid chart:style-name="ch9" chart:class="major"/>
          </chart:axis>
          <chart:series chart:style-name="ch10" chart:values-cell-range-address="Sheet1.F2:Sheet1.F16" chart:label-cell-address="Sheet1.F1:Sheet1.F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PageRank/n^2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2:Sheet1.C16</svg:desc>
                </draw:g>
              </table:table-cell>
              <table:table-cell office:value-type="float" office:value="0.0002">
                <text:p>0.0002</text:p>
                <draw:g>
                  <svg:desc>Sheet1.F2:Sheet1.F1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177777777777778">
                <text:p>0.0001777777777777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88888888888889">
                <text:p>0.0001888888888888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195918367346939">
                <text:p>0.000195918367346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202469135802469">
                <text:p>0.0002024691358024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165289256198347">
                <text:p>0.0001652892561983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161111111111111">
                <text:p>0.00016111111111111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158579881656805">
                <text:p>0.0001585798816568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155102040816327">
                <text:p>0.0001551020408163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156444444444444">
                <text:p>0.0001564444444444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5625">
                <text:p>0.00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